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rsid="0017340d" officeooo:paragraph-rsid="0017340d"/>
    </style:style>
    <style:style style:name="P2" style:family="paragraph" style:parent-style-name="Standard">
      <style:paragraph-properties fo:line-height="200%" fo:text-align="start" style:justify-single-word="false"/>
      <style:text-properties style:font-name="Times New Roman" style:text-underline-style="solid" style:text-underline-width="auto" style:text-underline-color="font-color" fo:font-weight="bold" officeooo:rsid="0017340d" officeooo:paragraph-rsid="0017340d" style:font-weight-asian="bold" style:font-weight-complex="bold"/>
    </style:style>
    <style:style style:name="P3" style:family="paragraph" style:parent-style-name="Standard">
      <style:paragraph-properties fo:line-height="200%" fo:text-align="start" style:justify-single-word="false"/>
      <style:text-properties style:font-name="Times New Roman" style:text-underline-style="solid" style:text-underline-width="auto" style:text-underline-color="font-color" fo:font-weight="normal" officeooo:rsid="001752ce" officeooo:paragraph-rsid="001752ce" style:font-weight-asian="normal" style:font-weight-complex="normal"/>
    </style:style>
    <style:style style:name="P4" style:family="paragraph" style:parent-style-name="Standard">
      <style:paragraph-properties fo:line-height="200%" fo:text-align="start" style:justify-single-word="false"/>
      <style:text-properties style:font-name="Times New Roman" style:text-underline-style="none" fo:font-weight="normal" officeooo:rsid="001752ce" officeooo:paragraph-rsid="001752ce" style:font-weight-asian="normal" style:font-weight-complex="normal"/>
    </style:style>
    <style:style style:name="P5" style:family="paragraph" style:parent-style-name="Standard">
      <style:paragraph-properties fo:line-height="200%" fo:text-align="start" style:justify-single-word="false"/>
      <style:text-properties style:font-name="Times New Roman" style:text-underline-style="none" fo:font-weight="normal" officeooo:rsid="0018aa7e" officeooo:paragraph-rsid="0018aa7e" style:font-weight-asian="normal" style:font-weight-complex="normal"/>
    </style:style>
    <style:style style:name="P6" style:family="paragraph" style:parent-style-name="Standard">
      <style:paragraph-properties fo:line-height="200%" fo:text-align="start" style:justify-single-word="false"/>
      <style:text-properties style:font-name="Times New Roman" style:text-underline-style="none" fo:font-weight="normal" officeooo:rsid="0018f002" officeooo:paragraph-rsid="0018f002" style:font-weight-asian="normal" style:font-weight-complex="normal"/>
    </style:style>
    <style:style style:name="P7" style:family="paragraph" style:parent-style-name="Standard">
      <style:paragraph-properties fo:line-height="200%" fo:text-align="start" style:justify-single-word="false" fo:break-before="page"/>
      <style:text-properties style:font-name="Times New Roman" style:text-underline-style="solid" style:text-underline-width="auto" style:text-underline-color="font-color" fo:font-weight="bold" officeooo:rsid="0017340d" officeooo:paragraph-rsid="0017340d" style:font-weight-asian="bold" style:font-weight-complex="bold"/>
    </style:style>
    <style:style style:name="T1" style:family="text">
      <style:text-properties officeooo:rsid="0018aa7e"/>
    </style:style>
    <style:style style:name="T2" style:family="text">
      <style:text-properties officeooo:rsid="0018f002"/>
    </style:style>
    <style:style style:name="T3" style:family="text">
      <style:text-properties officeooo:rsid="001a15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Tyler Paquet</text:p>
      <text:p text:style-name="P1">John Marker</text:p>
      <text:p text:style-name="P1">Devon Ozoga</text:p>
      <text:p text:style-name="P1">CIS 457: Data Communications</text:p>
      <text:p text:style-name="P1">Project 4: TCP Encrypted Chat Program</text:p>
      <text:p text:style-name="P7">Program Design</text:p>
      <text:p text:style-name="P4">The overall program is split up into two entities: Client and Server.</text:p>
      <text:p text:style-name="P3"/>
      <text:p text:style-name="P3">Client</text:p>
      <text:p text:style-name="P4">The <text:span text:style-name="T1">C</text:span>lient program is in charge of connecting to the Server and displaying the messages that is sent from the server. The only info the Client program directly delivers to the user is the instructions for using the program, everything else is sent from the Server. The Client is also in charge of creating a private key which it sends to the server to use for encryption and decryption of messages sent between the Server and Client. The Client is also split into two threads after initial setup is complete. The main thread is used for sending messages to the Server while the extra created thread is used for receiving messages from the Server. This ensures that there are no interruptions with sending/receiving <text:span text:style-name="T1">functions of the Client. The Client exits gracefully either when it receives a message from the Server starting with “You” or “See”. The only time the Client will receive a message starting with “You” is when the Server is alerting the Client that they have been kicked by another user. The only time the Client will receive a message starting with “See” is when the user decides to exit and sends the “/quit” command to the Server.</text:span></text:p>
      <text:p text:style-name="P4"/>
      <text:p text:style-name="P3">Server</text:p>
      <text:p text:style-name="P5">The Server program is in charge of distributing all messages among the Clients. It also keeps track of the connected Clients. This is done by creating a separate thread for each Client. Each Client thread is equipped with its own unique instance variables such as name, output/input streams and socket which makes the logic for sending information to the correct users easy to manage. The Server begins by connecting to the specified port number and then waits to receive <text:soft-page-break/>a Client connection. Once a connection is made the Server spawns a new thread to deal with the Client. Encryption information is first setup <text:span text:style-name="T2">and then the Server prompts the user for it’s username. Once a valid username is received it saves the username into the threads instance variable and begins listening for messages from the Client. When a message is received it figures out what to do with it. The valid actions are sending a sending the message to all connected Clients (broadcast message), sending the message to one specific Client (private message), sending a list of all connected Clients back to the Client, sending a message to the requested user starting with “You” (kicking another client), or sending a message back to the Client starting with “See” (exiting the Client).</text:span></text:p>
      <text:p text:style-name="P3"/>
      <text:p text:style-name="P2">Problems Encountered</text:p>
      <text:p text:style-name="P6">The biggest problem encountered was that we decided to use PrintStream and DataInputStream for the output and input streams in Part1 of the project <text:span text:style-name="T3">by using Println and readLine to send and receive messages</text:span>. This is seemed like an elegant solution at the time as the only information passing between Server and Client is text. <text:span text:style-name="T3">However, t</text:span>his proved to be a bit of an issue in Part2 when having to add encryption. The provided starter code for <text:span text:style-name="T3">encryption</text:span> and decryption <text:span text:style-name="T3">deals with sending bytes of information containing information needed for the Server and Client to be able to communicate securely. This was overcome by wrapping the PrintStream around a CipherOutputStream and wrapping the DataInputStream around a CipherInputStream. This allowed us to only have to send the initial encryption data differently (which we hadn’t written in Part1 anyway) instead of having to rewrite a bulk of the programs logic. This solution worked mostly well except for the fact that the AES encryption requires blocks in order to send information across the socket. To overcome this we created a function called addSpaces() that </text:span><text:soft-page-break/><text:span text:style-name="T3">pads all outgoing messages with a newline character followed by a bunch of spaces which allows the information to be sent normally across the socket. All incoming messages were then trimmed to get rid of the extra white space at the end. While this was a bit of a pain to figure out and get to work, it still was better than essentially having to rewrite the entire progra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5:21:00.558564706</meta:creation-date>
    <dc:date>2017-12-05T16:13:31.679851687</dc:date>
    <meta:editing-duration>PT20S</meta:editing-duration>
    <meta:editing-cycles>1</meta:editing-cycles>
    <meta:document-statistic meta:table-count="0" meta:image-count="0" meta:object-count="0" meta:page-count="4" meta:paragraph-count="13" meta:word-count="695" meta:character-count="4113" meta:non-whitespace-character-count="3430"/>
    <meta:generator>LibreOffice/5.1.6.2$Linux_X86_64 LibreOffice_project/10m0$Build-2</meta:generator>
  </office:meta>
</office:document-meta>
</file>